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3.1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تعامل با اشیاء</text:p>
          </table:table-cell>
          <table:table-cell table:style-name="ce1" office:value-type="string" calcext:value-type="string">
            <text:p>نام مورد کاربرد</text:p>
          </table:table-cell>
          <table:table-cell table:style-name="ce1" office:value-type="string" calcext:value-type="string">
            <text:p>شماره</text:p>
          </table:table-cell>
        </table:table-row>
        <table:table-row table:style-name="ro1">
          <table:table-cell/>
          <table:table-cell office:value-type="string" calcext:value-type="string">
            <text:p>مدیر سامانه</text:p>
          </table:table-cell>
          <table:table-cell office:value-type="string" calcext:value-type="string">
            <text:p>افزودن مدیر احراز هوی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مدیر سامانه</text:p>
          </table:table-cell>
          <table:table-cell office:value-type="string" calcext:value-type="string">
            <text:p>افزودن مدیر سامان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صاحب بار</text:p>
          </table:table-cell>
          <table:table-cell office:value-type="string" calcext:value-type="string">
            <text:p>ثبت‌نام کردن صاحب با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مدیر سامانه</text:p>
          </table:table-cell>
          <table:table-cell office:value-type="string" calcext:value-type="string">
            <text:p>وارد شدن مدیر سامان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صاحب بار</text:p>
          </table:table-cell>
          <table:table-cell office:value-type="string" calcext:value-type="string">
            <text:p>وارد شدن صاحب با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راننده</text:p>
          </table:table-cell>
          <table:table-cell office:value-type="string" calcext:value-type="string">
            <text:p>وارد شدن راننده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مدیر احراز هویت</text:p>
          </table:table-cell>
          <table:table-cell office:value-type="string" calcext:value-type="string">
            <text:p>وارد شدن مدیر احراز هویت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راننده</text:p>
          </table:table-cell>
          <table:table-cell office:value-type="string" calcext:value-type="string">
            <text:p>ورود راننده در برنامه موبایل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راننده</text:p>
          </table:table-cell>
          <table:table-cell office:value-type="string" calcext:value-type="string">
            <text:p>ثبت‌نام کردن راننده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کاربر سایت</text:p>
          </table:table-cell>
          <table:table-cell office:value-type="string" calcext:value-type="string">
            <text:p>خروج از سامانه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راننده، سفارش، خودرو حمل بار</text:p>
          </table:table-cell>
          <table:table-cell office:value-type="string" calcext:value-type="string">
            <text:p>مشاهده اطلاعات بار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راننده، سفارش</text:p>
          </table:table-cell>
          <table:table-cell office:value-type="string" calcext:value-type="string">
            <text:p>چاپ کردن بارنامه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راننده</text:p>
          </table:table-cell>
          <table:table-cell office:value-type="string" calcext:value-type="string">
            <text:p>اعلام کردن حادثه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مدیر احراز هویت</text:p>
          </table:table-cell>
          <table:table-cell office:value-type="string" calcext:value-type="string">
            <text:p>تایید کردن اطلاعات راننده و تحصیص شناسه کاربری و رمز عبور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کاتالوگ خودرو حمل بار، مدیر سامانه</text:p>
          </table:table-cell>
          <table:table-cell office:value-type="string" calcext:value-type="string">
            <text:p>مدیریت اطلاعات خودرو حمل بار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مدیر سامانه، خودرو حمل بار، سفارش</text:p>
          </table:table-cell>
          <table:table-cell office:value-type="string" calcext:value-type="string">
            <text:p>تحصیص خودرو حمل بار به بار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مدیر سامانه، راننده</text:p>
          </table:table-cell>
          <table:table-cell office:value-type="string" calcext:value-type="string">
            <text:p>ویرایش کردن اطلاعات راننده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مدیر سامانه و صاحب بار</text:p>
          </table:table-cell>
          <table:table-cell office:value-type="string" calcext:value-type="string">
            <text:p>تعیین وضعیت راننده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راننده، مدیر سامانه، سفارش</text:p>
          </table:table-cell>
          <table:table-cell office:value-type="string" calcext:value-type="string">
            <text:p>اختصاص بار به راننده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مدیر سامانه، راننده</text:p>
          </table:table-cell>
          <table:table-cell office:value-type="string" calcext:value-type="string">
            <text:p>مشاهده کردن اطلاعات راننده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مدیر سامانه، راننده</text:p>
          </table:table-cell>
          <table:table-cell office:value-type="string" calcext:value-type="string">
            <text:p>مشاهده رتبه رانندگان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، زمان</text:p>
          </table:table-cell>
          <table:table-cell office:value-type="string" calcext:value-type="string">
            <text:p>مشاهده موقعیت جغرافیایی بار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</text:p>
          </table:table-cell>
          <table:table-cell office:value-type="string" calcext:value-type="string">
            <text:p>مشاهده کردن اطلاعات بار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مدیر سامانه، کاتالوگ خودرو حمل بار</text:p>
          </table:table-cell>
          <table:table-cell office:value-type="string" calcext:value-type="string">
            <text:p>ثبت خودرو حمل بار جدید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مدیر سامانه، خودرو حمل بار</text:p>
          </table:table-cell>
          <table:table-cell office:value-type="string" calcext:value-type="string">
            <text:p>مشاهده وضعیت خودرو حمل بار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مدیر سامانه، خودرو حمل بار</text:p>
          </table:table-cell>
          <table:table-cell office:value-type="string" calcext:value-type="string">
            <text:p>مشاهده اطلاعات خودرو حمل بار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، صاحب بار</text:p>
          </table:table-cell>
          <table:table-cell office:value-type="string" calcext:value-type="string">
            <text:p>اختصاص دادن کد به سفارش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، صاحب بار</text:p>
          </table:table-cell>
          <table:table-cell office:value-type="string" calcext:value-type="string">
            <text:p>ثبت کردن سفارش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، صاحب بار</text:p>
          </table:table-cell>
          <table:table-cell office:value-type="string" calcext:value-type="string">
            <text:p>حذف کردن سفارش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، صاحب بار</text:p>
          </table:table-cell>
          <table:table-cell office:value-type="string" calcext:value-type="string">
            <text:p>ویرایش کردن سفارش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، صاحب بار</text:p>
          </table:table-cell>
          <table:table-cell office:value-type="string" calcext:value-type="string">
            <text:p>مشاهده اطلاعات سفارش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مدیر سامانه، سفارش، صاحب بار</text:p>
          </table:table-cell>
          <table:table-cell office:value-type="string" calcext:value-type="string">
            <text:p><text:s/>مشاهده کردن اطلاعات بار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صاحب بار، زمان</text:p>
          </table:table-cell>
          <table:table-cell office:value-type="string" calcext:value-type="string">
            <text:p>مشاهده موقعیت جغرافیایی بار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صاحب بار، راننده، سفارش</text:p>
          </table:table-cell>
          <table:table-cell office:value-type="string" calcext:value-type="string">
            <text:p>تایید تحویل بار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راننده، صاحب بار، سفارش</text:p>
          </table:table-cell>
          <table:table-cell office:value-type="string" calcext:value-type="string">
            <text:p>ثبت کردن امتیاز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زمان</text:p>
          </table:table-cell>
          <table:table-cell office:value-type="string" calcext:value-type="string">
            <text:p>به‌روز رسانی موقعیت جغرافیایی بار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8T06:38:42.096362548</meta:creation-date>
    <dc:date>2020-06-28T07:09:33.390212086</dc:date>
    <meta:editing-duration>PT10S</meta:editing-duration>
    <meta:editing-cycles>1</meta:editing-cycles>
    <meta:document-statistic meta:table-count="1" meta:cell-count="112" meta:object-count="0"/>
    <meta:generator>LibreOffice/6.4.3.2$Linux_X86_64 LibreOffice_project/747b5d0ebf89f41c860ec2a39efd7cb15b54f2d8</meta:generator>
  </office:meta>
</office:document-meta>
</file>